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Normal">C) Write an algorithm and draw a flowchart that finds the largest of three numbers.</text:p>
      <text:p text:style-name="Normal"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39:00Z</dc:date>
    <meta:template xlink:href="Normal" xlink:type="simple"/>
    <meta:editing-cycles>2</meta:editing-cycles>
    <meta:editing-duration>PT300S</meta:editing-duration>
    <meta:document-statistic meta:page-count="1" meta:paragraph-count="1" meta:word-count="39" meta:character-count="263" meta:row-count="1" meta:non-whitespace-character-count="225"/>
  </office:meta>
</office:document-meta>
</file>